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80000004E7A9CAAC8D1822BCF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11in"/>
    </style:style>
    <style:style style:name="co2" style:family="table-column">
      <style:table-column-properties fo:break-before="auto" style:column-width="2.52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40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B14:Sheet1.B14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in</text:p>
          </table:table-cell>
          <table:table-cell table:style-name="ce4" office:value-type="string" calcext:value-type="string">
            <text:p>Function</text:p>
          </table:table-cell>
          <table:table-cell>
            <draw:frame draw:z-index="0" draw:name="Image 1" draw:style-name="gr1" draw:text-style-name="P1" svg:width="3.6in" svg:height="5.0402in" svg:x="0.0201in" svg:y="0.0248in">
              <draw:image xlink:href="Pictures/1000020100000380000004E7A9CAAC8D1822BCF2.png" xlink:type="simple" xlink:show="embed" xlink:actuate="onLoad" loext:mime-type="image/png">
                <text:p/>
              </draw:image>
            </draw:frame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table:formula="of:=[.A2]+1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" table:formula="of:=[.A3]+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table:formula="of:=[.A4]+1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table:formula="of:=[.A5]+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2" table:formula="of:=[.A6]+1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2" table:formula="of:=[.A7]+1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table:formula="of:=[.A8]+1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2" table:formula="of:=[.A9]+1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ce2" table:formula="of:=[.A10]+1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2" table:formula="of:=[.A11]+1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2" table:formula="of:=[.A12]+1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2" table:formula="of:=[.A13]+1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2" table:formula="of:=[.A14]+1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2" table:formula="of:=[.A15]+1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2" table:formula="of:=[.A16]+1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2" table:formula="of:=[.A17]+1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2" table:formula="of:=[.A18]+1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2" table:formula="of:=[.A19]+1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style-name="ce2" table:formula="of:=[.A20]+1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2" table:formula="of:=[.A21]+1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2" table:formula="of:=[.A22]+1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2" table:formula="of:=[.A23]+1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2" table:formula="of:=[.A24]+1" office:value-type="float" office:value="24" calcext:value-type="float">
            <text:p>24</text:p>
          </table:table-cell>
          <table:table-cell table:number-columns-repeated="2"/>
        </table:table-row>
        <table:table-row table:style-name="ro2" table:number-rows-repeated="1048550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6T12:32:52.857185126</meta:creation-date>
    <dc:date>2021-04-26T12:47:20.636938341</dc:date>
    <meta:editing-duration>PT14M25S</meta:editing-duration>
    <meta:editing-cycles>7</meta:editing-cycles>
    <meta:generator>LibreOffice/6.4.7.2$Linux_X86_64 LibreOffice_project/40$Build-2</meta:generator>
    <meta:document-statistic meta:table-count="1" meta:cell-count="26" meta:object-count="1"/>
  </office:meta>
</office:document-meta>
</file>